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float" office:value="1">
            <text:p>1</text:p>
          </table:table-cell>
          <table:table-cell table:formula="of:=[.C1]&amp;&quot;-&quot;&amp;[.D1]" office:value-type="string" office:string-value="Stepper 1-A1">
            <text:p>Stepper 1-A1</text:p>
          </table:table-cell>
          <table:table-cell office:value-type="string">
            <text:p>Stepper 1</text:p>
          </table:table-cell>
          <table:table-cell office:value-type="string">
            <text:p>A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&amp;&quot;-&quot;&amp;[.D2]" office:value-type="string" office:string-value="Stepper 1-A2">
            <text:p>Stepper 1-A2</text:p>
          </table:table-cell>
          <table:table-cell office:value-type="string">
            <text:p>Stepper 1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&amp;&quot;-&quot;&amp;[.D3]" office:value-type="string" office:string-value="Stepper 1-B2">
            <text:p>Stepper 1-B2</text:p>
          </table:table-cell>
          <table:table-cell office:value-type="string">
            <text:p>Stepper 1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C4]&amp;&quot;-&quot;&amp;[.D4]" office:value-type="string" office:string-value="Stepper 1-B1">
            <text:p>Stepper 1-B1</text:p>
          </table:table-cell>
          <table:table-cell office:value-type="string">
            <text:p>Stepper 1</text:p>
          </table:table-cell>
          <table:table-cell office:value-type="string">
            <text:p>B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C5]&amp;&quot;-&quot;&amp;[.D5]" office:value-type="string" office:string-value="Stepper 2-A1">
            <text:p>Stepper 2-A1</text:p>
          </table:table-cell>
          <table:table-cell office:value-type="string">
            <text:p>Stepper 2</text:p>
          </table:table-cell>
          <table:table-cell office:value-type="string">
            <text:p>A1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C6]&amp;&quot;-&quot;&amp;[.D6]" office:value-type="string" office:string-value="Stepper 2-A2">
            <text:p>Stepper 2-A2</text:p>
          </table:table-cell>
          <table:table-cell office:value-type="string">
            <text:p>Stepper 2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C7]&amp;&quot;-&quot;&amp;[.D7]" office:value-type="string" office:string-value="Stepper 2-B2">
            <text:p>Stepper 2-B2</text:p>
          </table:table-cell>
          <table:table-cell office:value-type="string">
            <text:p>Stepper 2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C8]&amp;&quot;-&quot;&amp;[.D8]" office:value-type="string" office:string-value="Stepper 2-B1">
            <text:p>Stepper 2-B1</text:p>
          </table:table-cell>
          <table:table-cell office:value-type="string">
            <text:p>Stepper 2</text:p>
          </table:table-cell>
          <table:table-cell office:value-type="string">
            <text:p>B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C9]&amp;&quot;-&quot;&amp;[.D9]" office:value-type="string" office:string-value="Stepper 3-A1">
            <text:p>Stepper 3-A1</text:p>
          </table:table-cell>
          <table:table-cell office:value-type="string">
            <text:p>Stepper 3</text:p>
          </table:table-cell>
          <table:table-cell office:value-type="string">
            <text:p>A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C10]&amp;&quot;-&quot;&amp;[.D10]" office:value-type="string" office:string-value="Stepper 3-A2">
            <text:p>Stepper 3-A2</text:p>
          </table:table-cell>
          <table:table-cell office:value-type="string">
            <text:p>Stepper 3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C11]&amp;&quot;-&quot;&amp;[.D11]" office:value-type="string" office:string-value="Stepper 3-B2">
            <text:p>Stepper 3-B2</text:p>
          </table:table-cell>
          <table:table-cell office:value-type="string">
            <text:p>Stepper 3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C12]&amp;&quot;-&quot;&amp;[.D12]" office:value-type="string" office:string-value="Stepper 3-B1">
            <text:p>Stepper 3-B1</text:p>
          </table:table-cell>
          <table:table-cell office:value-type="string">
            <text:p>Stepper 3</text:p>
          </table:table-cell>
          <table:table-cell office:value-type="string">
            <text:p>B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C13]&amp;&quot;-&quot;&amp;[.D13]" office:value-type="string" office:string-value="Stepper 4-A1">
            <text:p>Stepper 4-A1</text:p>
          </table:table-cell>
          <table:table-cell office:value-type="string">
            <text:p>Stepper 4</text:p>
          </table:table-cell>
          <table:table-cell office:value-type="string">
            <text:p>A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C14]&amp;&quot;-&quot;&amp;[.D14]" office:value-type="string" office:string-value="Stepper 4-A2">
            <text:p>Stepper 4-A2</text:p>
          </table:table-cell>
          <table:table-cell office:value-type="string">
            <text:p>Stepper 4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C15]&amp;&quot;-&quot;&amp;[.D15]" office:value-type="string" office:string-value="Stepper 4-B2">
            <text:p>Stepper 4-B2</text:p>
          </table:table-cell>
          <table:table-cell office:value-type="string">
            <text:p>Stepper 4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C16]&amp;&quot;-&quot;&amp;[.D16]" office:value-type="string" office:string-value="Stepper 4-B1">
            <text:p>Stepper 4-B1</text:p>
          </table:table-cell>
          <table:table-cell office:value-type="string">
            <text:p>Stepper 4</text:p>
          </table:table-cell>
          <table:table-cell office:value-type="string">
            <text:p>B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C17]&amp;&quot;-&quot;&amp;[.D17]" office:value-type="string" office:string-value="Stepper 5-A1">
            <text:p>Stepper 5-A1</text:p>
          </table:table-cell>
          <table:table-cell office:value-type="string">
            <text:p>Stepper 5</text:p>
          </table:table-cell>
          <table:table-cell office:value-type="string">
            <text:p>A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C18]&amp;&quot;-&quot;&amp;[.D18]" office:value-type="string" office:string-value="Stepper 5-A2">
            <text:p>Stepper 5-A2</text:p>
          </table:table-cell>
          <table:table-cell office:value-type="string">
            <text:p>Stepper 5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C19]&amp;&quot;-&quot;&amp;[.D19]" office:value-type="string" office:string-value="Stepper 5-B2">
            <text:p>Stepper 5-B2</text:p>
          </table:table-cell>
          <table:table-cell office:value-type="string">
            <text:p>Stepper 5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C20]&amp;&quot;-&quot;&amp;[.D20]" office:value-type="string" office:string-value="Stepper 5-B1">
            <text:p>Stepper 5-B1</text:p>
          </table:table-cell>
          <table:table-cell office:value-type="string">
            <text:p>Stepper 5</text:p>
          </table:table-cell>
          <table:table-cell office:value-type="string">
            <text:p>B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Limit 1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Limit 2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Limit 3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Limit 4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Limit 5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Force 1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Force 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Force 3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ce 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0S</meta:editing-duration>
    <meta:editing-cycles>5</meta:editing-cycles>
    <meta:generator>LibreOffice/3.5$Linux_X86_64 LibreOffice_project/350m1$Build-2</meta:generator>
    <dc:date>2014-12-21T02:00:04</dc:date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